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2pt" fo:font-style="normal" officeooo:paragraph-rsid="001f79cc" style:font-size-asian="12pt" style:font-style-asian="normal" style:font-size-complex="12pt" style:font-style-complex="normal"/>
    </style:style>
    <style:style style:name="P2" style:family="paragraph" style:parent-style-name="Text_20_body">
      <style:paragraph-properties fo:line-height="200%"/>
      <style:text-properties style:font-name="Times New Roman" fo:font-size="12pt" fo:font-style="normal" officeooo:paragraph-rsid="001f79cc" style:font-size-asian="12pt" style:font-style-asian="normal" style:font-size-complex="12pt" style:font-style-complex="normal"/>
    </style:style>
    <style:style style:name="P3" style:family="paragraph" style:parent-style-name="Text_20_body">
      <style:text-properties style:font-name="Times New Roman" fo:font-size="12pt" fo:font-style="normal" fo:font-weight="bold" officeooo:paragraph-rsid="001f79cc" style:font-size-asian="12pt" style:font-style-asian="normal" style:font-weight-asian="bold" style:font-size-complex="12pt" style:font-style-complex="normal" style:font-weight-complex="bold"/>
    </style:style>
    <style:style style:name="P4" style:family="paragraph" style:parent-style-name="Text_20_body">
      <style:paragraph-properties fo:line-height="200%"/>
      <style:text-properties officeooo:paragraph-rsid="001f79cc"/>
    </style:style>
    <style:style style:name="P5" style:family="paragraph" style:parent-style-name="Text_20_body">
      <style:paragraph-properties fo:text-align="center" style:justify-single-word="false"/>
      <style:text-properties style:font-name="Times New Roman" fo:font-size="12pt" fo:font-style="normal" officeooo:rsid="001f79cc" officeooo:paragraph-rsid="001f79cc" style:font-size-asian="12pt" style:font-style-asian="normal" style:font-size-complex="12pt" style:font-style-complex="normal"/>
    </style:style>
    <style:style style:name="P6" style:family="paragraph" style:parent-style-name="Text_20_body" style:list-style-name="OrgNumberedList">
      <style:text-properties style:font-name="Times New Roman" fo:font-size="12pt" fo:font-style="normal" officeooo:paragraph-rsid="001f79cc" style:font-size-asian="12pt" style:font-style-asian="normal" style:font-size-complex="12pt" style:font-style-complex="normal"/>
    </style:style>
    <style:style style:name="P7" style:family="paragraph" style:parent-style-name="Text_20_body" style:list-style-name="OrgNumberedList">
      <style:paragraph-properties fo:line-height="200%"/>
      <style:text-properties style:font-name="Times New Roman" fo:font-size="12pt" fo:font-style="normal" officeooo:paragraph-rsid="001f79cc" style:font-size-asian="12pt" style:font-style-asian="normal" style:font-size-complex="12pt" style:font-style-complex="normal"/>
    </style:style>
    <style:style style:name="P8" style:family="paragraph" style:parent-style-name="Heading_20_1">
      <style:text-properties style:font-name="Times New Roman" fo:font-size="12pt" fo:font-style="normal" officeooo:paragraph-rsid="001f79cc" style:font-size-asian="12pt" style:font-style-asian="normal" style:font-size-complex="12pt" style:font-style-complex="normal"/>
    </style:style>
    <style:style style:name="P9" style:family="paragraph" style:parent-style-name="Heading_20_2">
      <style:paragraph-properties fo:text-align="end" style:justify-single-word="false"/>
      <style:text-properties style:font-name="Times New Roman" fo:font-size="12pt" fo:font-style="normal" officeooo:rsid="001f79cc" officeooo:paragraph-rsid="001f79cc" style:font-size-asian="12pt" style:font-style-asian="normal" style:font-size-complex="12pt" style:font-style-complex="normal"/>
    </style:style>
    <style:style style:name="P10" style:family="paragraph" style:parent-style-name="Heading_20_2">
      <style:text-properties style:font-name="Times New Roman" fo:font-size="12pt" fo:font-style="normal" officeooo:paragraph-rsid="001f79cc" style:font-size-asian="12pt" style:font-style-asian="normal" style:font-size-complex="12pt" style:font-style-complex="normal"/>
    </style:style>
    <style:style style:name="P11" style:family="paragraph" style:parent-style-name="Heading_20_2">
      <style:text-properties style:font-name="Times New Roman" fo:font-size="12pt" fo:font-style="normal" fo:font-weight="bold" officeooo:paragraph-rsid="001f79cc" style:font-size-asian="12pt" style:font-style-asian="normal" style:font-weight-asian="bold" style:font-size-complex="12pt" style:font-style-complex="normal" style:font-weight-complex="bold"/>
    </style:style>
    <style:style style:name="P12" style:family="paragraph" style:parent-style-name="Heading_20_3">
      <style:text-properties style:font-name="Times New Roman" fo:font-size="12pt" fo:font-style="normal" officeooo:paragraph-rsid="001f79cc" style:font-size-asian="12pt" style:font-style-asian="normal" style:font-size-complex="12pt" style:font-style-complex="normal"/>
    </style:style>
    <style:style style:name="T1" style:family="text">
      <style:text-properties officeooo:rsid="001f79cc"/>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officeooo:rsid="0020d9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Joshua Branson</text:h>
      <text:p text:style-name="P5">Hegel's Proposed Solution to the Problem of Evil</text:p>
      <text:h text:style-name="P11" text:outline-level="2"><text:bookmark-start text:name="OrgXref.sec-1"/><text:bookmark text:name="sec-1-1"/><text:span text:style-name="T3">Q</text:span><text:bookmark-end text:name="OrgXref.sec-1"/><text:bookmark-start text:name="OrgXref.sec-1-1"/>uestion: Provide an analysis of what is distinctive of Hegel’s understanding of evil. In <text:bookmark-end text:name="OrgXref.sec-1-1"/></text:h>
      <text:p text:style-name="P3">what ways might a Hegelian analysis overcome typical objections to the existence of God with regard to the problem of evil? </text:p>
      <text:h text:style-name="P10" text:outline-level="2"><text:bookmark-start text:name="OrgXref.sec-1-2"/><text:bookmark text:name="sec-1-2"/>Answer/<text:span text:style-name="T1">thesis</text:span>: Hegel <text:span text:style-name="T3">probably believed that his </text:span>understanding of evil could better address the problem of evil; it does not. <text:bookmark-end text:name="OrgXref.sec-1-2"/></text:h>
      <text:p text:style-name="P2"><text:tab/>Hegel believed his pantheistic metaphysics offered a unique solution to the problem of evil. This paper shall address how it does not. First a brief account of the deductive problem of evil shall be provided, secondly Hegel's metaphysics and interpretation of the problem of evil shall be provided, and finally it will be shown how Hegel's unique view offers no better solution to the problem of evil than other theological frameworks. </text:p>
      <text:h text:style-name="P10" text:outline-level="2"><text:bookmark-start text:name="OrgXref.sec-2-1"/><text:bookmark text:name="sec-2-1"/>1st the problem of evil. <text:bookmark-end text:name="OrgXref.sec-2-1"/></text:h>
      <text:p text:style-name="P2"><text:tab/>The problem of evil reigns as the most popular atheistic argument against God's existence, some would even call it the Theists' problem from hell. Before this paper can continue, the reader must understand the problem of evil, so the author shall provide a short introduction. The problem of evil is a deductive modus ponens argument that denies God's existence. It can be briefly stated as follows: </text:p>
      <text:list xml:id="list3412233641970483231" text:style-name="OrgNumberedList">
        <text:list-item>
          <text:p text:style-name="P6">If pointless evils exist, then God cannot. </text:p>
        </text:list-item>
        <text:list-item>
          <text:p text:style-name="P6">Pointless evils exist. </text:p>
        </text:list-item>
        <text:list-item>
          <text:p text:style-name="P6">Therefore God exists. </text:p>
        </text:list-item>
      </text:list>
      <text:p text:style-name="P2"><text:tab/>The theist has 3 options. Since this argument only has two premises, the theist's first two options are to attack those two. If the theist chooses to deny 1, then he has a enormous task ahead of him. He must account for why an omnibenevolent, omnipotent, and omniscient God would allow pointless evil to occur. Here is what makes this task so difficult. An all loving God wants to wants to care for everyone without expecting anything in return. An all powerful God would be able to stop <text:soft-page-break/>pointless evil, and an all knowing God would know how to stop pointless evil. Therefore, God wants to stop pointless suffering, knows how to stop pointless suffering, and can stop pointless suffering, but instead chooses not to stop pointless suffering. Some theists argue that if God stopped pointless evil, then he would have to take away free will, which he is unwilling to do. Regardless, most philosophers find this task to be too daunting and decide to deny 2 instead. </text:p>
      <text:p text:style-name="P2"><text:tab/>If one chooses to deny 2, then he has two ways to do it. First he must explain how pointless evils do not exist. Someone who chooses to argue this way, might appeal to an unconventional theory of ultimate reality. For example, a Buddhist might deny that evil exists by affirming that everything is an illusion, which means that what we interpret as evil does not exist. Therefore pointless evils do not exist. One might also argue that God allows pointless evils to exist to test one's faith. To explain this in an analogy, consider a boss who has a number of employees. If he wants to promote someone to a higher position he will test the employee before he promotes him to determine if he is capable. In the same manner God tests us. </text:p>
      <text:h text:style-name="P10" text:outline-level="2"><text:bookmark-start text:name="OrgXref.sec-2-2"/><text:bookmark text:name="sec-2-2"/>2 hegel's understanding of evil/metaphysics <text:bookmark-end text:name="OrgXref.sec-2-2"/></text:h>
      <text:p text:style-name="P2"><text:tab/>Hegel's pantheistic metaphysics is as unique as it is odd. It merges work from Aristotle and Kant and twists the two philosophical views until little remains of the original work. For example, he uses work from Kant to explain conscious and the higher and lower faculties of desire, which will be defined later, and suspiciously forgot that Kant argued for the noumena realm, which makes it difficult, if not impossible, to posit anything about ultimate reality; However, Hegel claims numerous things about ultimate reality. The first of which is pantheism. </text:p>
      <text:p text:style-name="P2">Pantheism is the belief that all things are mind or consciousness. Now there are about as many different kinds of pantheism as there are television shows, and Hegel's pantheism certaintly differentiates itself from others. For one, his pantheism is rooted is Christian theology to differentiate the Father, Son, Holy Spirit. </text:p>
      <text:p text:style-name="P2"><text:soft-page-break/>Hegel's pantheism begins like this. Every particual thing is God, which means that humans are apart of God, and God is mind or consciousness. Thus he accounts for how God, the Son, and Holy Spirit are one. Secondly, God the Father is logic, Jesus or the Son is nature, and the Holy Spirit is mind/consciousness. Thus Hegel differentiates the Christian trinity, which is the Father, the Son and the Holy Spirit. </text:p>
      <text:p text:style-name="P2"><text:tab/>To understand Hegel's account of evil and how it is not a problem, one should consider that Hegel thought that humans were by nature evil and by nature good. By the former, he meant that God created humans, and God would not create something evil. However, humans all humans experience something that Hegel calls estrangement. Estrangement is like live living as a stranger in a strange land. It is not feeling at home; This unhappy conscious, which is the mental state of estrangement, drives one to seek pleasure. Hegel argued that humans sensed an cleavage between Kant's lower and higher faculties of pleasure, which means that humans feel a pull from both higher and lower forms of desire. </text:p>
      <text:p text:style-name="P2"><text:tab/>Hegel borrowed the terms higher and lower faculties of desire from Kant, who described them thus. The lower faculties of desire deal with things that deal with the self, like victory, honor, glory, power. These things in themselves might not be bad, but they can become bad. On the other hand, the higher faculties of desire are motivated by reason and cannot guide one to commit an immoral action. Hegel argues that evil then is just someone choosing to follow this lower facutly of desire, but this evil is only temporary. Men come to know God by knowing themselves with time; therefore, evil is only temporary. </text:p>
      <text:h text:style-name="P10" text:outline-level="2"><text:bookmark-start text:name="OrgXref.sec-2-3"/><text:bookmark text:name="sec-2-3"/>3rd point Why Hegel cannot object to premise 1 or 2 <text:bookmark-end text:name="OrgXref.sec-2-3"/></text:h>
      <text:p text:style-name="P2"><text:tab/>The author has briefly stated Hegel's unique pantheistic view, now he shall demonstrate why Hegel's unique view does provide Hegel with a better method of solving the problem of evil. As was states above Hegel can either deny premise one or premise two the problem of evil. Assume that Hegel chooses to deny premise one. </text:p>
      <text:h text:style-name="P12" text:outline-level="3"><text:bookmark-start text:name="OrgXref.sec-2-3-1"/><text:bookmark text:name="sec-2-3-1"/><text:soft-page-break/>why Hegel cannot easily object to premise 1 <text:bookmark-end text:name="OrgXref.sec-2-3-1"/></text:h>
      <text:p text:style-name="P2"><text:tab/>If Hegel decides to deny premise one, then he must show that the conditional is false. A conditional can only be false when its antecedent is true and its conclusion false. In other words, he must somehow explain how the existence of pointless evil does not logically entail God's nonexistence, and as has been explained above, this is difficult to do. Many theists choose to argue premise two because premise one seems at first glance to be true, because it does not seem logically consistent that pointless evils and an omniscient, omnipotent, and omnibenevolent. Instead suppose that Hegel decided to object to premise 2 </text:p>
      <text:h text:style-name="P12" text:outline-level="3"><text:bookmark-start text:name="OrgXref.sec-2-3-2"/><text:bookmark text:name="sec-2-3-2"/>why Hegel cannot object to premise 2 <text:bookmark-end text:name="OrgXref.sec-2-3-2"/></text:h>
      <text:p text:style-name="P2"><text:tab/>If Hegel objects to premise 2, he must somehow account for how there are no pointless evils. This the most likely route that he will pursue. Since Hegel has a unique metaphysical theory, he stands in a unique position to deny that pointless evils exist. Hegel' best possible argument might be the following: </text:p>
      <text:list xml:id="list124037088602549" text:style-name="OrgNumberedList">
        <text:list-item>
          <text:p text:style-name="P7">Every particular is God. </text:p>
        </text:list-item>
        <text:list-item>
          <text:p text:style-name="P7">If God is every particular, then everything that humans call evil is just a process in God's mind. </text:p>
        </text:list-item>
        <text:list-item>
          <text:p text:style-name="P7">A process in God's mind cannot be a pointless evil. </text:p>
        </text:list-item>
        <text:list-item>
          <text:p text:style-name="P7">Therefore, pointless evils do not exist. </text:p>
        </text:list-item>
      </text:list>
      <text:p text:style-name="P4"><text:span text:style-name="T2"><text:tab/>This does not sufficiently address the problem of evil. If evil is only a process in God's mind, then God is not perfect. An perfect God does not have processes that </text:span><text:span text:style-name="Emphasis"><text:span text:style-name="T2">relate</text:span></text:span><text:span text:style-name="T2"> the kind of evil that exists in our world. For example, God, specifically the Christian God, would not have any processes that </text:span><text:span text:style-name="Emphasis"><text:span text:style-name="T2">relates</text:span></text:span><text:span text:style-name="T2"> to rape, murder, theft, adultery, prostitution, etc. Therefore Hegel's account of pantheism does not adequately address the problem of evil. </text:span></text:p>
      <text:h text:style-name="P8" text:outline-level="1"><text:bookmark-start text:name="OrgXref.sec-3"/><text:bookmark text:name="sec-3"/><text:soft-page-break/>conclusion <text:bookmark-end text:name="OrgXref.sec-3"/></text:h>
      <text:h text:style-name="P8" text:outline-level="1"><text:bookmark-start text:name="OrgXref.sec-4"/><text:bookmark text:name="sec-4"/>summary of 1st point <text:bookmark-end text:name="OrgXref.sec-4"/></text:h>
      <text:p text:style-name="P1">The problem of evil states that if pointless evils exist, then God cannot. It also affirms that pointless evils exist, which logically entails God's nonexistence. </text:p>
      <text:h text:style-name="P10" text:outline-level="2"><text:bookmark-start text:name="OrgXref.sec-4-1"/><text:bookmark text:name="sec-4-1"/>summary of 2nd point <text:bookmark-end text:name="OrgXref.sec-4-1"/></text:h>
      <text:p text:style-name="P1">Hegel has a unique pantheistic Christian theology that explains the trinity and the notion of evil. </text:p>
      <text:h text:style-name="P10" text:outline-level="2"><text:bookmark-start text:name="OrgXref.sec-4-2"/><text:bookmark text:name="sec-4-2"/>summary of 3rd point <text:bookmark-end text:name="OrgXref.sec-4-2"/></text:h>
      <text:p text:style-name="P1">Hegel's pantheism is not a better solution to the problem of evil than any other philosophical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2:40:52.197119146</meta:creation-date>
    <dc:date>2014-10-31T12:48:00.041022568</dc:date>
    <meta:editing-duration>PT4M59S</meta:editing-duration>
    <meta:editing-cycles>3</meta:editing-cycles>
    <meta:generator>LibreOffice/4.2.6.3$Linux_X86_64 LibreOffice_project/420m0$Build-3</meta:generator>
    <meta:document-statistic meta:table-count="0" meta:image-count="0" meta:object-count="0" meta:page-count="5" meta:paragraph-count="37" meta:word-count="1391" meta:character-count="8212" meta:non-whitespace-character-count="6820"/>
  </office:meta>
</office:document-meta>
</file>